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6c7" officeooo:paragraph-rsid="0000d6c7"/>
    </style:style>
    <style:style style:name="P2" style:family="paragraph" style:parent-style-name="Standard">
      <style:text-properties officeooo:rsid="00028a91" officeooo:paragraph-rsid="00028a91"/>
    </style:style>
    <style:style style:name="P3" style:family="paragraph" style:parent-style-name="Preformatted_20_Text">
      <style:text-properties fo:color="#000000" style:font-name="Bitstream Vera Sans Mono" fo:font-size="11.3000001907349pt" fo:font-weight="normal" fo:background-color="#ffffff" style:font-weight-asian="normal" style:font-weight-complex="normal"/>
    </style:style>
    <style:style style:name="P4" style:family="paragraph" style:parent-style-name="Preformatted_20_Text">
      <style:text-properties fo:color="#000000" style:font-name="Bitstream Vera Sans Mono" fo:font-size="11.3000001907349pt" fo:font-weight="normal" officeooo:rsid="00028a91" officeooo:paragraph-rsid="00028a91" fo:background-color="#ffffff" style:font-weight-asian="normal" style:font-weight-complex="normal"/>
    </style:style>
    <style:style style:name="P5" style:family="paragraph" style:parent-style-name="Standard">
      <style:text-properties officeooo:rsid="00028a91" officeooo:paragraph-rsid="00028a91"/>
    </style:style>
    <style:style style:name="P6" style:family="paragraph" style:parent-style-name="Standard">
      <style:text-properties officeooo:rsid="0003f5b2" officeooo:paragraph-rsid="0003f5b2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000000" style:font-name="Bitstream Vera Sans Mono" fo:font-size="11.3000001907349pt" fo:font-weight="normal" officeooo:paragraph-rsid="0003f5b2" fo:background-color="#ffffff" style:font-weight-asian="normal" style:font-weight-complex="normal"/>
    </style:style>
    <style:style style:name="T1" style:family="text">
      <style:text-properties officeooo:rsid="00028a91"/>
    </style:style>
    <style:style style:name="T2" style:family="text">
      <style:text-properties officeooo:rsid="0003f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k4 notes</text:p>
      <text:p text:style-name="P1"/>
      <text:p text:style-name="P1">First try (18/5/2019)</text:p>
      <text:p text:style-name="P1">1. Semi-supervised learning(Pseudo-Labeling)</text:p>
      <text:p text:style-name="P1">- NN training with the labeled data =&gt; prediction on unlabeled data =&gt; give labels</text:p>
      <text:p text:style-name="P1">2. Mix the whole data</text:p>
      <text:p text:style-name="P1">3. Train with the whole training set and predict the solution</text:p>
      <text:p text:style-name="P1"/>
      <text:p text:style-name="P1">→<text:span text:style-name="T1"> Total Number of Neural Networks: 6</text:span></text:p>
      <text:p text:style-name="P2"/>
      <text:p text:style-name="P2">4. going through single Neural Network, Found 6 best ones.</text:p>
      <text:p text:style-name="P2"/>
      <text:p text:style-name="P6">Job done</text:p>
      <text:p text:style-name="P4">split_param = 0.1</text:p>
      <text:p text:style-name="P4">batch_param = [8, 8, 30, 32, 8, 32]</text:p>
      <text:p text:style-name="P3">n_nodes1 = [600, 300, 1500, 800, 500, 400] <text:s text:c="32"/></text:p>
      <text:p text:style-name="P3">n_nodes2 = [600, 300, 1000, 400, 500, 400] <text:s text:c="36"/></text:p>
      <text:p text:style-name="P3">n_nodes3 = [300, 100, 600, 200, 300, 200] <text:s text:c="37"/></text:p>
      <text:p text:style-name="P7">drop_out = [0.3, 0.2, 0.4, 0.3, 0.28, 0.2]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2:23:24.221465151</meta:creation-date>
    <dc:date>2019-05-19T11:10:19.630276326</dc:date>
    <meta:editing-duration>PT2H39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01" meta:character-count="677" meta:non-whitespace-character-count="474"/>
  </office:meta>
</office:document-meta>
</file>